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6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6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6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68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2 - mens. 08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09-24" calcext:value-type="date">
            <text:p>24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35 - mens. 09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0-30" calcext:value-type="date">
            <text:p>30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48 - mens. 10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1 - mens. 11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74 - mens. 12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5-01-23" calcext:value-type="date">
            <text:p>23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87 - mens. 01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2-26" calcext:value-type="date">
            <text:p>26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0 - mens. 02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3-27" calcext:value-type="date">
            <text:p>27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13 - mens. 03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4-29" calcext:value-type="date">
            <text:p>2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27 - mens. 04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 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5-26" calcext:value-type="date">
            <text:p>26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1 - mens. 05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6-26" calcext:value-type="date">
            <text:p>26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55 - mens. 06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7-29" calcext:value-type="date">
            <text:p>29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69 - mens. 07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8-29" calcext:value-type="date">
            <text:p>29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83 - mens. 08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9-19" calcext:value-type="date">
            <text:p>19/09/2025</text:p>
          </table:table-cell>
          <table:table-cell table:style-name="ce47" table:formula="of:=[.C14]-[.F1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14])" office:value-type="float" office:value="0" calcext:value-type="float">
            <text:p>-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minutes number:style="long"/>
      <number:text>:</number:text>
      <number:seconds number:style="long"/>
    </number:time-style>
    <number:number-style style:name="N13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4">
      <number:text>(</number:text>
      <number:currency-symbol/>
      <number:text>\,)</number:text>
      <style:map style:condition="value()&gt;=0" style:apply-style-name="N134P0"/>
    </number:currency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percentage-style style:name="N137">
      <number:number number:decimal-places="1" number:min-decimal-places="1" number:min-integer-digits="1"/>
      <number:text>%</number:text>
    </number:percentag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">
      <number:text>-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""""""""""""""""""""""""""""""""""</number:text>
    </number:number-style>
    <number:number-style style:name="N153P1" style:volatile="true">
      <number:text>R$(""""""""""""""""""""""""""""""""""""""""""""""""""</number:text>
    </number:number-style>
    <number:number-style style:name="N153">
      <number:text>R$-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0" number:min-decimal-places="0" number:min-integer-digits="0"/>
      <number:text>"</number:text>
    </number:number-style>
    <number:currency-style style:name="N15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5P0"/>
    </number:currency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23">00/00/0000</text:date></text:span><text:span text:style-name="MT2"><text:s/>- </text:span><text:span text:style-name="MT2"><text:time style:data-style-name="N2" text:time-value="09:37:04.002980900">00:00:00</text:time></text:span><text:span text:style-name="MT2"><text:s/></text:span></text:p>
        </style:region-center>
        <style:region-right>
          <text:p><text:span text:style-name="MT3">Big Far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ig Farma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 style:data-style-name="N2" text:time-value="09:37:04.017706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09-23T09:37:59.584113700</dc:date>
    <dc:language>pt-PT</dc:language>
    <meta:editing-cycles>663</meta:editing-cycles>
    <meta:editing-duration>P3DT15H13M51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